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996b4" officeooo:paragraph-rsid="001996b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officeooo:rsid="001996b4" officeooo:paragraph-rsid="001996b4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6pt" officeooo:rsid="001c9b8f" officeooo:paragraph-rsid="001c9b8f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6pt" officeooo:rsid="001d8aac" officeooo:paragraph-rsid="001d8aac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996b4" officeooo:paragraph-rsid="001996b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996b4" officeooo:paragraph-rsid="001996b4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1c9b8f" officeooo:paragraph-rsid="001c9b8f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1d8aac" officeooo:paragraph-rsid="001d8aa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 1</text:p>
      <text:p text:style-name="P1"/>
      <text:p text:style-name="P5">1. Define a class ‘product’ with data members pcode, pname and price. Create 3 objects of</text:p>
      <text:p text:style-name="P5">the class and find the product having the lowest price.</text:p>
      <text:p text:style-name="P1"/>
      <text:p text:style-name="P6">package product;</text:p>
      <text:p text:style-name="P6"/>
      <text:p text:style-name="P6">import java.util.Scanner;</text:p>
      <text:p text:style-name="P6"/>
      <text:p text:style-name="P6">/**</text:p>
      <text:p text:style-name="P6"><text:s/>*</text:p>
      <text:p text:style-name="P6"><text:s/>* @author sjcet</text:p>
      <text:p text:style-name="P6"><text:s/>*/</text:p>
      <text:p text:style-name="P6">public class Product {</text:p>
      <text:p text:style-name="P6"><text:s text:c="4"/>int pcode;</text:p>
      <text:p text:style-name="P6"><text:s text:c="4"/>String pname;</text:p>
      <text:p text:style-name="P6"><text:s text:c="4"/>int price;</text:p>
      <text:p text:style-name="P6">public Product(){</text:p>
      <text:p text:style-name="P6">Scanner s=new Scanner(System.in);</text:p>
      <text:p text:style-name="P6"><text:s text:c="4"/>System.out.println("ENTER THE PRODUCT CODE:");</text:p>
      <text:p text:style-name="P6"><text:s text:c="4"/>pcode=s.nextInt();</text:p>
      <text:p text:style-name="P6"><text:s text:c="4"/>System.out.println("ENTER THE PRODUCT NAME:");</text:p>
      <text:p text:style-name="P6"><text:s text:c="4"/>pname=s.next();</text:p>
      <text:p text:style-name="P6"><text:s text:c="4"/>System.out.println("ENTER THE PRICE:");</text:p>
      <text:p text:style-name="P6"><text:s text:c="4"/>price=s.nextInt();</text:p>
      <text:p text:style-name="P6">}</text:p>
      <text:p text:style-name="P6">public void disp()</text:p>
      <text:p text:style-name="P6">{</text:p>
      <text:p text:style-name="P6"><text:s text:c="4"/>System.out.println("details of the product which has lowest price");</text:p>
      <text:p text:style-name="P6"><text:s text:c="4"/>System.out.println("product code is"+pcode);</text:p>
      <text:p text:style-name="P6"><text:s text:c="4"/>System.out.println("product name is"+pname);</text:p>
      <text:p text:style-name="P6"><text:s text:c="4"/>System.out.println("product price is"+price);</text:p>
      <text:p text:style-name="P6"><text:s text:c="4"/>}</text:p>
      <text:p text:style-name="P6"/>
      <text:p text:style-name="P6"><text:s text:c="4"/>public static void main(String[] args) {</text:p>
      <text:p text:style-name="P6"><text:s text:c="6"/>Product p1=new Product();</text:p>
      <text:p text:style-name="P6"><text:s text:c="6"/>Product p2=new Product();</text:p>
      <text:p text:style-name="P6"><text:s text:c="6"/>Product p3=new Product();</text:p>
      <text:p text:style-name="P6"><text:s text:c="8"/>if(p1.price&lt;p2.price&amp;&amp;p1.price&lt;p3.price)</text:p>
      <text:p text:style-name="P6"><text:s text:c="12"/>p1.disp();</text:p>
      <text:p text:style-name="P6"><text:s text:c="11"/>else if(p2.price&lt;p1.price&amp;&amp;p2.price&lt;p3.price) </text:p>
      <text:p text:style-name="P6"><text:s text:c="20"/>p2.disp();</text:p>
      <text:p text:style-name="P6"><text:s text:c="13"/>else </text:p>
      <text:p text:style-name="P6"><text:s text:c="16"/>p3.disp();</text:p>
      <text:p text:style-name="P6"><text:s text:c="4"/>}</text:p>
      <text:p text:style-name="P6"><text:s text:c="4"/></text:p>
      <text:p text:style-name="P6">}</text:p>
      <text:p text:style-name="P6"/>
      <text:p text:style-name="P6"/>
      <text:p text:style-name="P6"/>
      <text:p text:style-name="P2"/>
      <text:p text:style-name="P2"><text:soft-page-break/>output</text:p>
      <text:p text:style-name="P2"/>
      <text:p text:style-name="P6">ENTER THE PRODUCT CODE:</text:p>
      <text:p text:style-name="P6">100</text:p>
      <text:p text:style-name="P6">ENTER THE PRODUCT NAME:</text:p>
      <text:p text:style-name="P6">pepsi</text:p>
      <text:p text:style-name="P6">ENTER THE PRICE:</text:p>
      <text:p text:style-name="P6">50</text:p>
      <text:p text:style-name="P6">ENTER THE PRODUCT CODE:</text:p>
      <text:p text:style-name="P6">101</text:p>
      <text:p text:style-name="P6">ENTER THE PRODUCT NAME:</text:p>
      <text:p text:style-name="P6">sprite</text:p>
      <text:p text:style-name="P6">ENTER THE PRICE:</text:p>
      <text:p text:style-name="P6">45</text:p>
      <text:p text:style-name="P6">ENTER THE PRODUCT CODE:</text:p>
      <text:p text:style-name="P6">102</text:p>
      <text:p text:style-name="P6">ENTER THE PRODUCT NAME:</text:p>
      <text:p text:style-name="P6">cake</text:p>
      <text:p text:style-name="P6">ENTER THE PRICE:</text:p>
      <text:p text:style-name="P6">500</text:p>
      <text:p text:style-name="P6">details of the product which has lowest price</text:p>
      <text:p text:style-name="P6">product code is 101</text:p>
      <text:p text:style-name="P6">product name is <text:s/>sprite</text:p>
      <text:p text:style-name="P6">product price is 45</text:p>
      <text:p text:style-name="P6"/>
      <text:p text:style-name="P6">BUILD SUCCESSFUL</text:p>
      <text:p text:style-name="P6"/>
      <text:p text:style-name="P6"/>
      <text:p text:style-name="P6">2. Read 2 matrices from the console and perform matrix addition.</text:p>
      <text:p text:style-name="P6"/>
      <text:p text:style-name="P5">package matrix;</text:p>
      <text:p text:style-name="P5">import java.util.Scanner;</text:p>
      <text:p text:style-name="P5">public class Matrix {</text:p>
      <text:p text:style-name="P5"><text:s text:c="3"/>public static void main(String[] args) {</text:p>
      <text:p text:style-name="P5"><text:s text:c="11"/></text:p>
      <text:p text:style-name="P5"><text:s text:c="2"/>int p, q, m, n;</text:p>
      <text:p text:style-name="P5"><text:s text:c="4"/>Scanner s = new Scanner(System.in);</text:p>
      <text:p text:style-name="P5"><text:s text:c="4"/>System.out.print("Enter number of rows in first matrix:");</text:p>
      <text:p text:style-name="P5"><text:s text:c="3"/>p = s.nextInt();</text:p>
      <text:p text:style-name="P5"><text:s text:c="4"/>System.out.print("Enter number of columns in first matrix:");</text:p>
      <text:p text:style-name="P5"><text:s text:c="4"/>q = s.nextInt();</text:p>
      <text:p text:style-name="P5"><text:s text:c="4"/>System.out.print("Enter number of rows in second matrix:");</text:p>
      <text:p text:style-name="P5"><text:s text:c="5"/>m = s.nextInt();</text:p>
      <text:p text:style-name="P5"><text:s text:c="4"/>System.out.print("Enter number of columns in second matrix:");</text:p>
      <text:p text:style-name="P5"><text:s text:c="5"/>n = s.nextInt();</text:p>
      <text:p text:style-name="P5">if (p == m &amp;&amp; q == n) </text:p>
      <text:p text:style-name="P5"><text:s text:c="15"/>{</text:p>
      <text:p text:style-name="P5"><text:s text:c="19"/>int a[][] = new int[p][q];</text:p>
      <text:p text:style-name="P5"><text:s text:c="19"/>int b[][] = new int[m][n];</text:p>
      <text:p text:style-name="P5"><text:s text:c="19"/>int c[][] = new int[m][n];</text:p>
      <text:p text:style-name="P5"><text:s text:c="19"/>System.out.println("Enter all the elements of first matrix:");</text:p>
      <text:p text:style-name="P5"><text:s text:c="19"/>for (int i = 0; i &lt; p; i++) </text:p>
      <text:p text:style-name="P5"><text:soft-page-break/><text:s text:c="19"/>{</text:p>
      <text:p text:style-name="P5"><text:s text:c="23"/>for (int j = 0; j &lt; q; j++) </text:p>
      <text:p text:style-name="P5"><text:s text:c="23"/>{</text:p>
      <text:p text:style-name="P5"><text:s text:c="27"/>a[i][j] = s.nextInt();</text:p>
      <text:p text:style-name="P5"><text:s text:c="23"/>}</text:p>
      <text:p text:style-name="P5"><text:s text:c="19"/>}</text:p>
      <text:p text:style-name="P5"><text:s text:c="19"/>System.out.println("Enter all the elements of second matrix:");</text:p>
      <text:p text:style-name="P5"><text:s text:c="19"/>for (int i = 0; i &lt; m; i++) </text:p>
      <text:p text:style-name="P5"><text:s text:c="19"/>{</text:p>
      <text:p text:style-name="P5"><text:s text:c="23"/>for (int j = 0; j &lt; n; j++) </text:p>
      <text:p text:style-name="P5"><text:s text:c="23"/>{</text:p>
      <text:p text:style-name="P5"><text:s text:c="27"/>b[i][j] = s.nextInt();</text:p>
      <text:p text:style-name="P5"><text:s text:c="23"/>}</text:p>
      <text:p text:style-name="P5"><text:s text:c="19"/>}</text:p>
      <text:p text:style-name="P5"><text:s text:c="19"/>System.out.println("First Matrix:");</text:p>
      <text:p text:style-name="P5"><text:s text:c="19"/>for (int i = 0; i &lt; p; i++) </text:p>
      <text:p text:style-name="P5"><text:s text:c="19"/>{</text:p>
      <text:p text:style-name="P5"><text:s text:c="23"/>for (int j = 0; j &lt; q; j++) </text:p>
      <text:p text:style-name="P5"><text:s text:c="23"/>{</text:p>
      <text:p text:style-name="P5"><text:s text:c="27"/>System.out.print(a[i][j]+" ");</text:p>
      <text:p text:style-name="P5"><text:s text:c="23"/>}</text:p>
      <text:p text:style-name="P5"><text:s text:c="23"/>System.out.println("");</text:p>
      <text:p text:style-name="P5"><text:s text:c="19"/>}</text:p>
      <text:p text:style-name="P5"><text:s text:c="19"/>System.out.println("Second Matrix:");</text:p>
      <text:p text:style-name="P5"><text:s text:c="19"/>for (int i = 0; i &lt; m; i++) </text:p>
      <text:p text:style-name="P5"><text:s text:c="19"/>{</text:p>
      <text:p text:style-name="P5"><text:s text:c="23"/>for (int j = 0; j &lt; n; j++) </text:p>
      <text:p text:style-name="P5"><text:s text:c="23"/>{</text:p>
      <text:p text:style-name="P5"><text:s text:c="27"/>System.out.print(b[i][j]+" ");</text:p>
      <text:p text:style-name="P5"><text:s text:c="23"/>}</text:p>
      <text:p text:style-name="P5"><text:s text:c="23"/>System.out.println("");</text:p>
      <text:p text:style-name="P5"><text:s text:c="19"/>}</text:p>
      <text:p text:style-name="P5"><text:s text:c="19"/>for (int i = 0; i &lt; p; i++) </text:p>
      <text:p text:style-name="P5"><text:s text:c="19"/>{</text:p>
      <text:p text:style-name="P5"><text:s text:c="23"/>for (int j = 0; j &lt; n; j++) </text:p>
      <text:p text:style-name="P5"><text:s text:c="23"/>{</text:p>
      <text:p text:style-name="P5"><text:s text:c="27"/>for (int k = 0; k &lt; q; k++) </text:p>
      <text:p text:style-name="P5"><text:s text:c="27"/>{</text:p>
      <text:p text:style-name="P5"><text:s text:c="31"/>c[i][j] = a[i][j] + b[i][j];</text:p>
      <text:p text:style-name="P5"><text:s text:c="27"/>}</text:p>
      <text:p text:style-name="P5"><text:s text:c="23"/>}</text:p>
      <text:p text:style-name="P5"><text:s text:c="19"/>}</text:p>
      <text:p text:style-name="P5"><text:s text:c="19"/>System.out.println("Matrix after addition:");</text:p>
      <text:p text:style-name="P5"><text:s text:c="19"/>for (int i = 0; i &lt; p; i++) </text:p>
      <text:p text:style-name="P5"><text:s text:c="19"/>{</text:p>
      <text:p text:style-name="P5"><text:s text:c="23"/>for (int j = 0; j &lt; n; j++) </text:p>
      <text:p text:style-name="P5"><text:s text:c="23"/>{</text:p>
      <text:p text:style-name="P5"><text:s text:c="27"/>System.out.print(c[i][j]+" ");</text:p>
      <text:p text:style-name="P5"><text:s text:c="23"/>}</text:p>
      <text:p text:style-name="P5"><text:s text:c="23"/>System.out.println("");</text:p>
      <text:p text:style-name="P5"><text:s text:c="19"/>}</text:p>
      <text:p text:style-name="P5"><text:s text:c="15"/>}</text:p>
      <text:p text:style-name="P5"><text:soft-page-break/><text:s text:c="15"/>else</text:p>
      <text:p text:style-name="P5"><text:s text:c="15"/>{</text:p>
      <text:p text:style-name="P5"><text:s text:c="19"/>System.out.println("Addition would not be possible");</text:p>
      <text:p text:style-name="P5"><text:s text:c="15"/>}</text:p>
      <text:p text:style-name="P5"><text:s text:c="11"/>}</text:p>
      <text:p text:style-name="P5"><text:s text:c="7"/>}</text:p>
      <text:p text:style-name="P5"/>
      <text:p text:style-name="P5"/>
      <text:p text:style-name="P3">output</text:p>
      <text:p text:style-name="P5"><text:s/></text:p>
      <text:p text:style-name="P5"/>
      <text:p text:style-name="P5">Enter number of rows in first matrix:2</text:p>
      <text:p text:style-name="P5">Enter number of columns in first matrix:2</text:p>
      <text:p text:style-name="P5">Enter number of rows in second matrix:2</text:p>
      <text:p text:style-name="P5">Enter number of columns in second matrix:2</text:p>
      <text:p text:style-name="P5">Enter all the elements of first matrix:</text:p>
      <text:p text:style-name="P5">5</text:p>
      <text:p text:style-name="P5">6</text:p>
      <text:p text:style-name="P5">7</text:p>
      <text:p text:style-name="P5">8</text:p>
      <text:p text:style-name="P5">Enter all the elements of second matrix:</text:p>
      <text:p text:style-name="P5">4</text:p>
      <text:p text:style-name="P5">5</text:p>
      <text:p text:style-name="P5">6</text:p>
      <text:p text:style-name="P5">7</text:p>
      <text:p text:style-name="P5">First Matrix:</text:p>
      <text:p text:style-name="P5">5 6 </text:p>
      <text:p text:style-name="P5">7 8 </text:p>
      <text:p text:style-name="P5">Second Matrix:</text:p>
      <text:p text:style-name="P5">4 5 </text:p>
      <text:p text:style-name="P5">6 7 </text:p>
      <text:p text:style-name="P5">Matrix after addition:</text:p>
      <text:p text:style-name="P5">9 11 </text:p>
      <text:p text:style-name="P5">13 15 </text:p>
      <text:p text:style-name="P5">BUILD SUCCESSFUL</text:p>
      <text:p text:style-name="P5"/>
      <text:p text:style-name="P5"/>
      <text:p text:style-name="P5">3. Add complex numbers</text:p>
      <text:p text:style-name="P5"/>
      <text:p text:style-name="P5">package complexnumbers;</text:p>
      <text:p text:style-name="P5"/>
      <text:p text:style-name="P5"/>
      <text:p text:style-name="P5">import java.util.Scanner;</text:p>
      <text:p text:style-name="P5">public class Complexnumbers{</text:p>
      <text:p text:style-name="P5"><text:s text:c="4"/>int real,img;</text:p>
      <text:p text:style-name="P5"><text:s text:c="4"/></text:p>
      <text:p text:style-name="P5"><text:s text:c="4"/>Complexnumbers(){</text:p>
      <text:p text:style-name="P5"><text:s text:c="8"/></text:p>
      <text:p text:style-name="P5"><text:s text:c="4"/>}</text:p>
      <text:p text:style-name="P5"/>
      <text:p text:style-name="P5"><text:s text:c="4"/>Complexnumbers(int realn,int imgn){</text:p>
      <text:p text:style-name="P5"><text:s text:c="8"/>real=realn;</text:p>
      <text:p text:style-name="P5"><text:soft-page-break/><text:s text:c="8"/>img=imgn;</text:p>
      <text:p text:style-name="P5"><text:s text:c="8"/></text:p>
      <text:p text:style-name="P5"><text:s text:c="8"/></text:p>
      <text:p text:style-name="P5"><text:s text:c="4"/>}</text:p>
      <text:p text:style-name="P5"><text:s text:c="4"/></text:p>
      <text:p text:style-name="P5"><text:s text:c="4"/>public Complexnumbers add(Complexnumbers c1,Complexnumbers c2){</text:p>
      <text:p text:style-name="P5"><text:s text:c="8"/>Complexnumbers c=new Complexnumbers();</text:p>
      <text:p text:style-name="P5"><text:s text:c="8"/>c.real=c1.real+c2.real;</text:p>
      <text:p text:style-name="P5"><text:s text:c="8"/>c.img=c1.img+c2.img;</text:p>
      <text:p text:style-name="P5"><text:s text:c="8"/>return c;</text:p>
      <text:p text:style-name="P5"><text:s text:c="4"/>}</text:p>
      <text:p text:style-name="P5"><text:s text:c="4"/></text:p>
      <text:p text:style-name="P5"><text:s text:c="4"/>public static void main(String[] args) {</text:p>
      <text:p text:style-name="P5"><text:s text:c="8"/>int real1,img1,real2,img2;</text:p>
      <text:p text:style-name="P5"><text:s text:c="8"/></text:p>
      <text:p text:style-name="P5"><text:s text:c="8"/>Scanner sc=new Scanner(System.in);</text:p>
      <text:p text:style-name="P5"><text:s text:c="8"/></text:p>
      <text:p text:style-name="P5"><text:s text:c="8"/>System.out.println("Enter first number real part");</text:p>
      <text:p text:style-name="P5"><text:s text:c="8"/>real1=sc.nextInt();</text:p>
      <text:p text:style-name="P5"><text:s text:c="8"/>System.out.println("Enter the first number imaginary part");</text:p>
      <text:p text:style-name="P5"><text:s text:c="8"/>img1=sc.nextInt();</text:p>
      <text:p text:style-name="P5"><text:s text:c="8"/>System.out.println("Enter second number real part");</text:p>
      <text:p text:style-name="P5"><text:s text:c="8"/>real2=sc.nextInt();</text:p>
      <text:p text:style-name="P5"><text:s text:c="8"/>System.out.println("Enter the second number imaginary part");</text:p>
      <text:p text:style-name="P5"><text:s text:c="8"/>img2=sc.nextInt();</text:p>
      <text:p text:style-name="P5"><text:s text:c="8"/></text:p>
      <text:p text:style-name="P5"><text:s text:c="8"/>Complexnumbers c1=new Complexnumbers(real1,img1);</text:p>
      <text:p text:style-name="P5"><text:s text:c="8"/>Complexnumbers c2=new Complexnumbers(real2,img2);</text:p>
      <text:p text:style-name="P5"><text:s text:c="8"/>Complexnumbers c3=new Complexnumbers();</text:p>
      <text:p text:style-name="P5"><text:s text:c="8"/></text:p>
      <text:p text:style-name="P5"><text:s text:c="8"/>c3=c3.add(c1,c2);</text:p>
      <text:p text:style-name="P5"><text:s text:c="8"/></text:p>
      <text:p text:style-name="P5"><text:s text:c="8"/>System.out.println("\ncomplex no 1:"+real1+"+i"+img1);</text:p>
      <text:p text:style-name="P5"><text:s text:c="8"/>System.out.println("\ncomplex no 2:"+real2+"+i"+img2);</text:p>
      <text:p text:style-name="P5"><text:s text:c="8"/></text:p>
      <text:p text:style-name="P5"><text:s text:c="8"/>System.out.println("\nThe sum of numbers = "+c3.real+"+i"+c3.img);</text:p>
      <text:p text:style-name="P5"><text:s text:c="8"/></text:p>
      <text:p text:style-name="P5"><text:s text:c="8"/></text:p>
      <text:p text:style-name="P5"><text:s text:c="8"/></text:p>
      <text:p text:style-name="P5"><text:s text:c="4"/>}</text:p>
      <text:p text:style-name="P5"><text:s text:c="4"/></text:p>
      <text:p text:style-name="P5">}</text:p>
      <text:p text:style-name="P5"/>
      <text:p text:style-name="P5"/>
      <text:p text:style-name="P3">output</text:p>
      <text:p text:style-name="P3"/>
      <text:p text:style-name="P7">Enter first number real part</text:p>
      <text:p text:style-name="P7">10</text:p>
      <text:p text:style-name="P7">Enter the first number imaginary part</text:p>
      <text:p text:style-name="P7">5</text:p>
      <text:p text:style-name="P7">Enter second number real part</text:p>
      <text:p text:style-name="P7">20</text:p>
      <text:p text:style-name="P7"><text:soft-page-break/>Enter the second number imaginary part</text:p>
      <text:p text:style-name="P7">6</text:p>
      <text:p text:style-name="P7"/>
      <text:p text:style-name="P7">complex no 1:10+i5</text:p>
      <text:p text:style-name="P7"/>
      <text:p text:style-name="P7">complex no 2:20+i6</text:p>
      <text:p text:style-name="P7"/>
      <text:p text:style-name="P7">The sum of numbers = 30+i11</text:p>
      <text:p text:style-name="P5"/>
      <text:p text:style-name="P5">4. Create CPU with attribute price. Create inner class Processor (no. of cores, manufacturer)</text:p>
      <text:p text:style-name="P5">and static nested class RAM (memory, manufacturer). Create an object of CPU and print</text:p>
      <text:p text:style-name="P5">information of Processor and RAM.</text:p>
      <text:p text:style-name="P5"/>
      <text:p text:style-name="P5">package cpu;</text:p>
      <text:p text:style-name="P5"/>
      <text:p text:style-name="P5">class CPU {</text:p>
      <text:p text:style-name="P5"><text:s text:c="4"/>double price;</text:p>
      <text:p text:style-name="P5"><text:s text:c="4"/>// nested class</text:p>
      <text:p text:style-name="P5"><text:s text:c="4"/>class Processor{</text:p>
      <text:p text:style-name="P5"/>
      <text:p text:style-name="P5"><text:s text:c="8"/>// members of nested class</text:p>
      <text:p text:style-name="P5"><text:s text:c="8"/>double cores;</text:p>
      <text:p text:style-name="P5"><text:s text:c="8"/>String manufacturer;</text:p>
      <text:p text:style-name="P5"/>
      <text:p text:style-name="P5"><text:s text:c="8"/>double getCache(){</text:p>
      <text:p text:style-name="P5"><text:s text:c="12"/>return 4.3;</text:p>
      <text:p text:style-name="P5"><text:s text:c="8"/>}</text:p>
      <text:p text:style-name="P5"><text:s text:c="4"/>}</text:p>
      <text:p text:style-name="P5"/>
      <text:p text:style-name="P5"><text:s text:c="4"/>// nested protected class</text:p>
      <text:p text:style-name="P5"><text:s text:c="4"/>protected class RAM{</text:p>
      <text:p text:style-name="P5"/>
      <text:p text:style-name="P5"><text:s text:c="8"/>// members of protected nested class</text:p>
      <text:p text:style-name="P5"><text:s text:c="8"/>double memory;</text:p>
      <text:p text:style-name="P5"><text:s text:c="8"/>String manufacturer;</text:p>
      <text:p text:style-name="P5"/>
      <text:p text:style-name="P5"><text:s text:c="8"/>double getClockSpeed(){</text:p>
      <text:p text:style-name="P5"><text:s text:c="12"/>return 5.5;</text:p>
      <text:p text:style-name="P5"><text:s text:c="8"/>}</text:p>
      <text:p text:style-name="P5"><text:s text:c="4"/>}</text:p>
      <text:p text:style-name="P5">}</text:p>
      <text:p text:style-name="P5"/>
      <text:p text:style-name="P5">public class Main {</text:p>
      <text:p text:style-name="P5"><text:s text:c="4"/>public static void main(String[] args) {</text:p>
      <text:p text:style-name="P5"/>
      <text:p text:style-name="P5"><text:s text:c="8"/>// create object of Outer class CPU</text:p>
      <text:p text:style-name="P5"><text:s text:c="8"/>CPU cpu = new CPU();</text:p>
      <text:p text:style-name="P5"/>
      <text:p text:style-name="P5"><text:s text:c="7"/>// create an object of inner class Processor using outer class</text:p>
      <text:p text:style-name="P5"><text:s text:c="8"/>CPU.Processor processor = cpu.new Processor();</text:p>
      <text:p text:style-name="P5"/>
      <text:p text:style-name="P5"><text:s text:c="8"/>// create an object of inner class RAM using outer class CPU</text:p>
      <text:p text:style-name="P5"><text:soft-page-break/><text:s text:c="8"/>CPU.RAM ram = cpu.new RAM();</text:p>
      <text:p text:style-name="P5"><text:s text:c="8"/>System.out.println("Processor Cache = " + processor.getCache());</text:p>
      <text:p text:style-name="P5"><text:s text:c="8"/>System.out.println("Ram Clock speed = " + ram.getClockSpeed());</text:p>
      <text:p text:style-name="P5"><text:s text:c="4"/>}</text:p>
      <text:p text:style-name="P5">}</text:p>
      <text:p text:style-name="P5"/>
      <text:p text:style-name="P5"/>
      <text:p text:style-name="P4">output</text:p>
      <text:p text:style-name="P4"/>
      <text:p text:style-name="P8">Processor Cache = 4.3</text:p>
      <text:p text:style-name="P8">Ram Clock speed = 5.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5:04:42.740204458</meta:creation-date>
    <dc:date>2022-04-04T15:32:35.369290661</dc:date>
    <meta:editing-duration>PT17M4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7" meta:paragraph-count="278" meta:word-count="843" meta:character-count="7571" meta:non-whitespace-character-count="4870"/>
  </office:meta>
</office:document-meta>
</file>